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3" style:master-page-name="">
      <style:paragraph-properties style:page-number="auto" fo:break-before="page"/>
    </style:style>
    <style:style style:name="P42" style:family="paragraph" style:parent-style-name="Heading_20_1" style:master-page-name="">
      <style:paragraph-properties style:page-number="auto" fo:break-before="page"/>
    </style:style>
    <style:style style:name="P43" style:family="paragraph" style:parent-style-name="Heading_20_1" style:master-page-name="">
      <style:paragraph-properties style:page-number="auto" fo:break-before="page">
        <style:tab-stops/>
      </style:paragraph-properties>
    </style:style>
    <style:style style:name="P44" style:family="paragraph" style:parent-style-name="Heading_20_1" style:master-page-name="">
      <style:paragraph-properties style:page-number="auto" fo:break-before="auto" fo:break-after="auto"/>
    </style:style>
    <style:style style:name="P45" style:family="paragraph" style:parent-style-name="Heading_20_2" style:master-page-name="">
      <style:paragraph-properties style:page-number="auto" fo:break-before="page"/>
    </style:style>
    <style:style style:name="P46"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3"/>
    <style:style style:name="P70" style:family="paragraph" style:parent-style-name="Text_20_body" style:list-style-name="L24"/>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1"/>
    <style:style style:name="P77" style:family="paragraph" style:parent-style-name="Text_20_body" style:list-style-name="L32"/>
    <style:style style:name="P78" style:family="paragraph" style:parent-style-name="Text_20_body" style:list-style-name="L34"/>
    <style:style style:name="P79" style:family="paragraph" style:parent-style-name="Text_20_body" style:list-style-name="L35"/>
    <style:style style:name="P80" style:family="paragraph" style:parent-style-name="Text_20_body" style:list-style-name="L22">
      <style:paragraph-properties fo:margin-left="1.251cm" fo:margin-right="0cm" fo:text-indent="0cm" style:auto-text-indent="false"/>
    </style:style>
    <style:style style:name="P81" style:family="paragraph" style:parent-style-name="Text_20_body" style:list-style-name="L27">
      <style:paragraph-properties fo:margin-left="1.251cm" fo:margin-right="0cm" fo:text-indent="0cm" style:auto-text-indent="false"/>
    </style:style>
    <style:style style:name="P82" style:family="paragraph" style:parent-style-name="Text_20_body" style:list-style-name="L33">
      <style:paragraph-properties fo:margin-left="2.205cm" fo:margin-right="0cm" fo:text-indent="0cm" style:auto-text-indent="false"/>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StyleSwitcher-1.4.2.oxt&#13;Update file created : StyleSwitcher.update.xml&#13;&#13;01.05.2021 21:26:07&#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StyleSwitcher-A-1.4.2.oxt&#13;Update file created : StyleSwitcher-A.update.xml&#13;&#13;01.05.2021 21:26:15&#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StyleSwitcher-L-1.4.2.oxt&#13;Update file created : StyleSwitcher-L.update.xml&#13;&#13;01.05.2021 21:26:21&#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tools eExtension : <text:file-name text:display="name">StyleSwitcher</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4300927283227155565"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5"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6951765178424966395" text:style-name="L2">
        <text:list-item>
          <text:p text:style-name="P48">Version 2.1.2 :</text:p>
        </text:list-item>
      </text:list>
      <text:list xml:id="list4323375647936894598" text:style-name="L3">
        <text:list-item>
          <text:list>
            <text:list-item>
              <text:p text:style-name="P49">Localized help : resolved non-functional hyperlink due to API incompatibility introduced by Apache OpenOffice 4.1 (and LibreOffice 4.0).</text:p>
            </text:list-item>
          </text:list>
        </text:list-item>
      </text:list>
      <text:list xml:id="list41498862" text:continue-list="list6951765178424966395" text:style-name="L2">
        <text:list-item>
          <text:p text:style-name="P48">Version 2.1.1 :</text:p>
        </text:list-item>
      </text:list>
      <text:list xml:id="list2933783880716706164" text:style-name="L4">
        <text:list-item>
          <text:list>
            <text:list-item>
              <text:p text:style-name="P50">Documentation chapter 3.7.10 <text:span text:style-name="InstructionMacro">setMergePoint</text:span>, the list of commands for Arg2 was incorrect.</text:p>
            </text:list-item>
            <text:list-item>
              <text:p text:style-name="P50">Example in module Template7 had an incorrect argument Arg3 in <text:span text:style-name="InstructionMacro">setMergePoint</text:span>.</text:p>
            </text:list-item>
            <text:list-item>
              <text:p text:style-name="P50">When creating an hyperlink in a help page, the keyword (internal, external, etc) is now recognized in any character case.</text:p>
            </text:list-item>
            <text:list-item>
              <text:p text:style-name="P50">Creation of localized help, hyperlink to an existing OpenOffice help page : the address of a help page displayed by the macro was incorrect when the page was found by a help search.</text:p>
            </text:list-item>
          </text:list>
        </text:list-item>
      </text:list>
      <text:list xml:id="list41495378" text:continue-list="list41498862" text:style-name="L2">
        <text:list-item>
          <text:p text:style-name="P48">Version 2.1.0 :</text:p>
        </text:list-item>
      </text:list>
      <text:list xml:id="list5358833450770897800" text:style-name="L5">
        <text:list-item>
          <text:list>
            <text:list-item>
              <text:p text:style-name="P51">An extension can define several toolbars (instead of only one).</text:p>
            </text:list-item>
            <text:list-item>
              <text:p text:style-name="P51">The list of Application contexts is revised, see chapter 3.5.</text:p>
            </text:list-item>
            <text:list-item>
              <text:p text:style-name="P51">The argument of <text:span text:style-name="InstructionMacro">beginMergeInstruction</text:span> becomes mandatory.</text:p>
            </text:list-item>
          </text:list>
        </text:list-item>
      </text:list>
      <text:list xml:id="list41492547" text:continue-list="list41495378" text:style-name="L2">
        <text:list-item>
          <text:p text:style-name="P48">Version 2.0.0 :</text:p>
        </text:list-item>
      </text:list>
      <text:list xml:id="list3975793232503480977" text:style-name="L6">
        <text:list-item>
          <text:list>
            <text:list-item>
              <text:p text:style-name="P52">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2"><text:s/>As a consequence of above, block <text:span text:style-name="InstructionMacro">Dependencies</text:span> and instruction <text:span text:style-name="InstructionMacro">setOOoDependency</text:span> are suppressed.</text:p>
            </text:list-item>
            <text:list-item>
              <text:p text:style-name="P52">Arg3 of <text:span text:style-name="InstructionMacro">beginDescription</text:span> is no longer used.</text:p>
            </text:list-item>
            <text:list-item>
              <text:p text:style-name="P52">Syntax of Block <text:span text:style-name="InstructionMacro">UpdateInformation</text:span> and instruction <text:span text:style-name="InstructionMacro">setUpdateSource</text:span> have changed.</text:p>
            </text:list-item>
            <text:list-item>
              <text:p text:style-name="P52">Syntax of instruction <text:span text:style-name="InstructionMacro">setLicense</text:span> has changed.</text:p>
            </text:list-item>
            <text:list-item>
              <text:p text:style-name="P52">Some obsolete extension features are no longer supported. Compiled extensions now need OpenOffice.org version 2.4 or more recent (LibreOffice, Apache OpenOffice).</text:p>
            </text:list-item>
            <text:list-item>
              <text:p text:style-name="P52">Macros of this document are now published under Apache License version 2.0.</text:p>
            </text:list-item>
          </text:list>
        </text:list-item>
      </text:list>
      <text:list xml:id="list41477316" text:continue-list="list41492547" text:style-name="L2">
        <text:list-item>
          <text:p text:style-name="P48">Version 1.5.3 :</text:p>
        </text:list-item>
      </text:list>
      <text:list xml:id="list1079795857056729901" text:style-name="L7">
        <text:list-item>
          <text:list>
            <text:list-item>
              <text:p text:style-name="P53">Help pages containing an hyperlink to an OpenOffice help page : a macro provides now the address of the page. See explanations at <text:span text:style-name="T8">Page7 : Hyperlinks</text:span>.</text:p>
            </text:list-item>
            <text:list-item>
              <text:p text:style-name="P53">The license examples are purged from the directives for use which are not part of the license itself.</text:p>
            </text:list-item>
            <text:list-item>
              <text:p text:style-name="P53">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2634044126009058395" text:style-name="L8">
        <text:list-item>
          <text:p text:style-name="P54">Basic library Standard, Module1 : your instruction inside the Sub myExtension</text:p>
        </text:list-item>
        <text:list-item>
          <text:p text:style-name="P54"><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4">Localized <text:a xlink:type="simple" xlink:href="#6.4.2.Help pages for ExtensionCompiler|outline" text:style-name="Internet_20_link" text:visited-style-name="Visited_20_Internet_20_Link">help text pages and trees</text:a>.</text:p>
        </text:list-item>
      </text:list>
      <text:h text:style-name="P42"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StyleSwitcher</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5"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5" svg:width="0.802cm" svg:height="0.451cm" svg:x="2.3cm" svg:y="0.199cm" draw:control="control1"/><draw:control text:anchor-type="paragraph" draw:z-index="6" draw:style-name="gr1" draw:text-style-name="P85"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5" svg:width="0.802cm" svg:height="0.451cm" svg:x="2.304cm" svg:y="0.199cm" draw:control="control3"/><draw:control text:anchor-type="paragraph" draw:z-index="8" draw:style-name="gr1" draw:text-style-name="P85" svg:width="9cm" svg:height="0.451cm" svg:x="3.6cm" svg:y="0.196cm" draw:control="control4"/>To version</text:p>
      <text:p text:style-name="Frame_20_contents"/>
      <text:p text:style-name="Frame_20_contents"/>
      <text:p text:style-name="Frame_20_contents"><draw:control text:anchor-type="paragraph" draw:z-index="9" draw:style-name="gr1" draw:text-style-name="P86" svg:width="8.362cm" svg:height="0.689cm" svg:x="3.621cm" svg:y="0.252cm" draw:control="control5"/></text:p>
      <text:p text:style-name="Frame_20_contents"/>
      <text:p text:style-name="P34">Compilation results</text:p>
      <text:p text:style-name="P34"><draw:control text:anchor-type="paragraph" draw:z-index="10" draw:style-name="gr1" draw:text-style-name="P87"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1"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5" svg:width="0.802cm" svg:height="0.451cm" svg:x="2.33cm" svg:y="0.199cm" draw:control="control6"/><draw:control text:anchor-type="paragraph" draw:z-index="13" draw:style-name="gr1" draw:text-style-name="P85"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5" svg:width="0.802cm" svg:height="0.451cm" svg:x="2.33cm" svg:y="0.199cm" draw:control="control8"/><draw:control text:anchor-type="paragraph" draw:z-index="15" draw:style-name="gr1" draw:text-style-name="P85"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6"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1"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5" svg:width="0.802cm" svg:height="0.451cm" svg:x="2.33cm" svg:y="0.199cm" draw:control="control11"/><draw:control text:anchor-type="paragraph" draw:z-index="20" draw:style-name="gr1" draw:text-style-name="P85"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7" svg:width="14.001cm" svg:height="4.001cm" svg:x="0.4cm" svg:y="0.459cm" draw:control="control16"/></text:p>
      <text:p text:style-name="Frame_20_contents"/>
     </draw:text-box>
    </draw:frame></text:p>
      <text:h text:style-name="P42"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5264396796961353502" text:style-name="L9">
        <text:list-item>
          <text:p text:style-name="P55">Description</text:p>
        </text:list-item>
        <text:list-item>
          <text:p text:style-name="P55">Annexes</text:p>
        </text:list-item>
        <text:list-item>
          <text:p text:style-name="P55">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2668501537437866947" text:style-name="L10">
        <text:list-item>
          <text:p text:style-name="P56">Script libraries (Basic, JavaScript, Python, etc) or Dialog libraries, or other non-component libraries,</text:p>
        </text:list-item>
        <text:list-item>
          <text:p text:style-name="P56">shared component libraries,</text:p>
        </text:list-item>
        <text:list-item>
          <text:p text:style-name="P56">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149084224993005246" text:style-name="L11">
        <text:list-item>
          <text:p text:style-name="P57">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8413663725865534851" text:style-name="L12">
        <text:list-item text:start-value="1">
          <text:p text:style-name="P58">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8">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7">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1"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857159418448631237" text:style-name="L13">
        <text:list-item>
          <text:p text:style-name="P59">A Feed file contains the internet addresses for one or more Update Information files (each for an extension).</text:p>
        </text:list-item>
        <text:list-item>
          <text:p text:style-name="P59">The Update Information File mainly contains dependency information about the new version, and :</text:p>
        </text:list-item>
      </text:list>
      <text:list xml:id="list7038742180802674189" text:style-name="L14">
        <text:list-item>
          <text:p text:style-name="P60">either the internet address to download the new version of the extension</text:p>
        </text:list-item>
        <text:list-item>
          <text:p text:style-name="P60">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7583652349596423922" text:style-name="L15">
        <text:list-item text:start-value="1">
          <text:p text:style-name="P61">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1">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5"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4515788830962326819" text:style-name="L16">
        <text:list-item>
          <text:p text:style-name="P62">Arg1 : <text:span text:style-name="InstructionMacro">String</text:span> : mandatory : <text:span text:style-name="InstructionMacro">"File"</text:span> or <text:span text:style-name="InstructionMacro">"Schema"</text:span></text:p>
        </text:list-item>
        <text:list-item>
          <text:p text:style-name="P62">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4465739847222988028" text:style-name="L17">
        <text:list-item>
          <text:p text:style-name="P63">Arg1 : <text:span text:style-name="InstructionMacro">String</text:span> : mandatory, type of control used for the button</text:p>
        </text:list-item>
      </text:list>
      <text:list xml:id="list115539547680855759" text:style-name="L18">
        <text:list-item>
          <text:p text:style-name="P64">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255660885968464558" text:style-name="L19">
        <text:list-item>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2857869551857707264" text:style-name="L20">
        <text:list-item text:start-value="1">
          <text:p text:style-name="P66">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6">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6">Arg1 : <text:span text:style-name="InstructionMacro">String</text:span> : mandatory ; URL path to an image file ; the path is relative to the extension folder.</text:p>
        </text:list-item>
        <text:list-item text:start-value="1">
          <text:p text:style-name="P66">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4132483824551856795" text:style-name="L21">
        <text:list-item>
          <text:p text:style-name="P67">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6218985595367529622" text:style-name="L22">
        <text:list-item>
          <text:p text:style-name="P68">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0">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0">if at installation, no license is appropriate for the locale, the first license is displayed.</text:p>
        </text:list-item>
        <text:list-item>
          <text:p text:style-name="P68">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7">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7">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7">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7">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2081615486323177878" text:style-name="L23">
        <text:list-item>
          <text:p text:style-name="P6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9">Arg1 : <text:span text:style-name="InstructionMacro">String</text:span> : mandatory ; property name</text:p>
        </text:list-item>
        <text:list-item>
          <text:p text:style-name="P69">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publisher.</text:p>
        </text:list-item>
        <text:list-item>
          <text:p text:style-name="P65">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5262680618096233552" text:style-name="L24">
        <text:list-item>
          <text:p text:style-name="P7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9153445367663056630"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2631009986157000484" text:style-name="L26">
        <text:list-item text:start-value="1">
          <text:p text:style-name="P7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8955612352841006175" text:style-name="L27">
        <text:list-item>
          <text:p text:style-name="P72">Arg1 : <text:span text:style-name="InstructionMacro">String</text:span> : how to find the update.xml file</text:p>
        </text:list-item>
        <text:list-item>
          <text:p text:style-name="P81"><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1"><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2">Arg2 : <text:span text:style-name="InstructionMacro">String</text:span> : how to find the oxt file</text:p>
        </text:list-item>
        <text:list-item>
          <text:p text:style-name="P81"><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1"><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2214171111940486066" text:style-name="L28">
        <text:list-item>
          <text:p text:style-name="P73">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3">Arg2 : <text:span text:style-name="InstructionMacro">String</text:span> : the library name (which is also the name of the folder containing the Basic library).</text:p>
        </text:list-item>
        <text:list-item>
          <text:p text:style-name="P73">Arg3 : <text:span text:style-name="InstructionMacro">String</text:span> : the name of the module containing the macro.</text:p>
        </text:list-item>
        <text:list-item>
          <text:p text:style-name="P73">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3415317148720436350" text:style-name="L29">
        <text:list-item>
          <text:p text:style-name="P74">Arg1 : <text:span text:style-name="InstructionMacro">String</text:span> : <text:span text:style-name="InstructionMacro">"BeanShell"</text:span></text:p>
        </text:list-item>
        <text:list-item>
          <text:p text:style-name="P74">Arg2 : <text:span text:style-name="InstructionMacro">String</text:span> : the library name (which is also the name of the folder containing the BeanShell library).</text:p>
        </text:list-item>
        <text:list-item>
          <text:p text:style-name="P74">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123892174063116414" text:style-name="L30">
        <text:list-item>
          <text:p text:style-name="P75">Arg1 : <text:span text:style-name="InstructionMacro">String</text:span> : <text:span text:style-name="InstructionMacro">"JavaScript"</text:span></text:p>
        </text:list-item>
        <text:list-item>
          <text:p text:style-name="P75">Arg2 : <text:span text:style-name="InstructionMacro">String</text:span> : the library name (which is also the name of the folder containing the JavaScript library).</text:p>
        </text:list-item>
        <text:list-item>
          <text:p text:style-name="P75">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67039697051695629" text:style-name="L31">
        <text:list-item>
          <text:p text:style-name="P76">Arg1 : <text:span text:style-name="InstructionMacro">String</text:span> : <text:span text:style-name="InstructionMacro">"Java"</text:span></text:p>
        </text:list-item>
        <text:list-item>
          <text:p text:style-name="P76">Arg2 : <text:span text:style-name="InstructionMacro">String</text:span> : the library name (which is also the name of the folder containing the Java library).</text:p>
        </text:list-item>
        <text:list-item>
          <text:p text:style-name="P76">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6">Arg1 : <text:span text:style-name="InstructionMacro">String</text:span> : <text:span text:style-name="InstructionMacro">"Python"</text:span></text:p>
        </text:list-item>
        <text:list-item>
          <text:p text:style-name="P76">Arg2 : <text:span text:style-name="InstructionMacro">String</text:span> : the path to the Python file, relative to the extension folder</text:p>
        </text:list-item>
        <text:list-item>
          <text:p text:style-name="P76">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7176965325575505678" text:style-name="L32">
        <text:list-item>
          <text:p text:style-name="P77">Arg1 : <text:span text:style-name="InstructionMacro">String</text:span> : ""</text:p>
        </text:list-item>
        <text:list-item>
          <text:p text:style-name="P77">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8217118265063630867"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2"><text:span text:style-name="InstructionMacro">"Basic"</text:span> : folder containing the Basic Library (code and dialog modules)</text:p>
        </text:list-item>
        <text:list-item>
          <text:p text:style-name="P82"><text:span text:style-name="InstructionMacro">"Dialog"</text:span> : folder containing the Dialog Library (dialog modules only)</text:p>
        </text:list-item>
        <text:list-item>
          <text:p text:style-name="P82"><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2"><text:span text:style-name="InstructionMacro">"Python"</text:span> : folder containing the python file(s) containing the script(s)</text:p>
        </text:list-item>
        <text:list-item>
          <text:p text:style-name="P82"><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4560017176972698094" text:style-name="L34">
        <text:list-item>
          <text:p text:style-name="P78">first create the library in My Macros with the user interface, and test your routines ;</text:p>
        </text:list-item>
        <text:list-item>
          <text:p text:style-name="P78">copy the folder that OOo created from your <text:span text:style-name="InstructionMacro">user/</text:span> folder to your extension folder ; for Basic, use the « Export as Basic library » facility</text:p>
        </text:list-item>
        <text:list-item>
          <text:p text:style-name="P78">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6">Arg1 : <text:span text:style-name="InstructionMacro">String</text:span> : begins with <text:span text:style-name="InstructionMacro">"media-type="</text:span> followed by the complete media type string</text:p>
        </text:list-item>
        <text:list-item>
          <text:p text:style-name="P76">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3"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4"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2" text:outline-level="1"><text:bookmark-start text:name="__RefHeading__78142_325084090"/>Data used by extension <text:file-name text:display="name">StyleSwitcher</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Set custom styles.</text:p>
      <text:p text:style-name="tooltipText"/>
      <text:p text:style-name="tooltipLang"><text:bookmark-start text:name="__RefHeading__44467_325084090"/>Tooltip de<text:bookmark-end text:name="__RefHeading__44467_325084090"/></text:p>
      <text:p text:style-name="descrText">Eigene Formatvorlagen anwenden.</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 toolbar with buttons to quickly switch between the style sheets of different document templates. </text:p>
      <text:p text:style-name="descrLang"><text:bookmark-start text:name="__RefHeading__78156_325084090"/><text:soft-page-break/>Description de<text:bookmark-end text:name="__RefHeading__78156_325084090"/></text:p>
      <text:p text:style-name="descrText">Eine Symbolleiste mit Schaltflächen zum schnellen Umschalten zwischen den Formatvorlagen verschiedener Dokumentvorlagen.</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317645995071420508" text:style-name="L35">
        <text:list-item>
          <text:p text:style-name="P79">Create a Writer file containing the licenses (possibly in several languages). You can of course have a Table of Contents and use formatting. </text:p>
        </text:list-item>
        <text:list-item>
          <text:p text:style-name="P79">In order to provide a read-only text, convert the Writer file to PDF and store the PDF in the folder dedicated to your extension. </text:p>
        </text:list-item>
        <text:list-item>
          <text:p text:style-name="P79">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1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1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3398865551252844647"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286499357850778365"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1605001818860640754"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41473618"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7696033920569534222"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5040656349099800522"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6682279100384176246"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26</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27</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27</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27</dc:date>
     <text:p>internal</text:p>
     <text:p>Page2</text:p>
     <text:p/>
    </office:annotation>Paragraph styles</text:p>
      <text:p text:style-name="P28"><office:annotation>
     <dc:creator>BM</dc:creator>
     <dc:date>2008-03-13T00:00:00.27</dc:date>
     <text:p>internal</text:p>
     <text:p>Page7</text:p>
     <text:p/>
    </office:annotation>Hyperlinks</text:p>
      <text:p text:style-name="hlp_5f_paragraph"><text:span text:style-name="T14"><office:annotation>
      <dc:creator>BM</dc:creator>
      <dc:date>2008-03-13T00:00:00.27</dc:date>
      <text:p>internal</text:p>
      <text:p>Page3</text:p>
      <text:p/>
     </office:annotation></text:span><text:span text:style-name="T14">Text formatting</text:span></text:p>
      <text:p text:style-name="P28"><office:annotation>
     <dc:creator>BM</dc:creator>
     <dc:date>2008-03-26T00:00:00.27</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28</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28</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28</dc:date>
     <text:p>external</text:p>
     <text:p>text/swriter/main0210.xhp</text:p>
     <text:p/>
    </office:annotation><text:span text:style-name="T14">Preview topic</text:span> </text:p>
      <text:p text:style-name="hlp_5f_paragraph">This hyperlink displays <text:s/><office:annotation>
     <dc:creator>BM</dc:creator>
     <dc:date>2008-03-15T00:00:00.28</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41486962" text:continue-list="list3398865551252844647"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41502059" text:continue-list="list41473618"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29</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29</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30</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41483598" text:continue-list="list41486962"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StyleSwitcher</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StyleSwitcher</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26" meta:character-count="81960"/>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StyleSwitcher", "1.4.2") ' fill with your values
  setExtensionDescription("en, de")
  setDisplayName("en", "StyleSwitcher")
  setTooltip("en, de", "en") ' deprecated ! starting from 3.1,use instead setExtensionDescription
  
  setPublisherName("en", "Peter Triesberger", "https://github.com/peter88213")
  setLicense("en")

  beginUpdateInformation("direct", "direct") 
	setUpdateSource("https://raw.githubusercontent.com/peter88213/StyleSwitcher/master/", "https://raw.githubusercontent.com/peter88213/StyleSwitcher/master/")
  endUpdateInformation

endDescription  


beginAnnexes 
  useLibrary("Basic", "StyleSwitcher/")
endAnnexes


beginAddonUI

  beginOfficeHelp
	   beginTitles()
	  	setTitle("StyleSwitcher help", "en")
      endTitles
      setURL("Basic", "StyleSwitcher", "help", "show_help")
  endOfficeHelp


  beginAddonMenu

    beginMenu
      beginTitles
	    setTitle("StyleSwitcher", "en")
      endTitles

      beginMenuItems
   
		beginCommand
            beginTitles("Writer")
              setTitle("Load default styles", "en")
              setTitle("Arbeitsvorlage laden", "de")
            endTitles
            setURL("Basic", "StyleSwitcher", "Module1", "load_default_styles")
			setImage("icons/laptop")
		endCommand
		
		beginCommand
            beginTitles("Writer")
              setTitle("Load Standard Page styles", "en")
              setTitle("Normseite laden", "de")
            endTitles
            setURL("Basic", "StyleSwitcher", "Module1", "load_standard_styles")
			setImage("icons/typewriter")
		endCommand

		beginCommand
            beginTitles("Writer")
              setTitle("Load Printout styles", "en")
              setTitle("Druckseite laden", "de")
            endTitles
            setURL("Basic", "StyleSwitcher", "Module1", "load_printout_styles")
			setImage("icons/printer")
		endCommand

        addSeparator

		beginCommand
            beginTitles("Writer")
              setTitle("Select Template", "en")
              setTitle("Dokumentvorlage auswählen", "de")
            endTitles
            setURL("Basic", "StyleSwitcher", "Module1", "load_custom_styles")
			setImage("icons/locker")
		endCommand

        addSeparator

		beginCommand
            beginTitles("Writer")
		 	    setTitle("Install missing template documents", "en")
		 	    setTitle("Fehlende Vorlagendokumente installieren", "de")
		 	endTitles
            setURL("Basic", "StyleSwitcher", "Module2", "install_templates")
		endCommand
				
        addSeparator

		beginCommand
            beginTitles("Writer")
		 	    setTitle("Unlink associated template", "en")
		 	    setTitle("Vorlagenverknüpfung aufheben", "de")
		 	endTitles
            setURL("Basic", "StyleSwitcher", "Module1", "unlink_template")
		endCommand
				
        addSeparator

		beginCommand
            beginTitles("Writer")
		 	    setTitle("Help", "en")
            endTitles
            setURL("Basic", "StyleSwitcher", "help", "show_help")
		endCommand
				
	endMenuItems
  endMenu

endAddonMenu

beginOfficeToolbar

    beginTbTitles("Writer")
      setTitle("StyleSwitcher")
    endTbTitles

		beginButton()
            beginTitles("Writer")
              setTitle("Load default styles", "en")
              setTitle("Arbeitsvorlage laden", "de")
            endTitles
            setURL("Basic", "StyleSwitcher", "Module1", "load_default_styles")
			setImage("icons/laptop")
		endButton    

		beginButton()
            beginTitles("Writer")
              setTitle("Load Standard Page styles", "en")
              setTitle("Normseite laden", "de")
            endTitles
            setURL("Basic", "StyleSwitcher", "Module1", "load_standard_styles")
			setImage("icons/typewriter")
		endButton    


		beginButton()
            beginTitles("Writer")
              setTitle("Load Printout styles", "en")
              setTitle("Druckseite laden", "de")
            endTitles
            setURL("Basic", "StyleSwitcher", "Module1", "load_printout_styles")
			setImage("icons/printer")
		endButton

        addSeparator

		beginButton()
            beginTitles("Writer")
              setTitle("Select Template", "en")
              setTitle("Dokumentvorlage auswählen", "de")
            endTitles
            setURL("Basic", "StyleSwitcher", "Module1", "load_custom_styles")
			setImage("icons/locker")
		endButton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